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fe6f" officeooo:paragraph-rsid="0005fe6f"/>
    </style:style>
    <style:style style:name="P2" style:family="paragraph" style:parent-style-name="Table_20_Contents">
      <style:text-properties officeooo:rsid="0005fe6f" officeooo:paragraph-rsid="00071597"/>
    </style:style>
    <style:style style:name="P3" style:family="paragraph" style:parent-style-name="Table_20_Contents">
      <style:text-properties fo:font-weight="bold" officeooo:rsid="0005fe6f" officeooo:paragraph-rsid="0005fe6f" style:font-weight-asian="bold" style:font-weight-complex="bold"/>
    </style:style>
    <style:style style:name="P4" style:family="paragraph" style:parent-style-name="Table_20_Contents">
      <style:text-properties officeooo:paragraph-rsid="0005fe6f"/>
    </style:style>
    <style:style style:name="P5" style:family="paragraph" style:parent-style-name="Table_20_Contents">
      <style:text-properties officeooo:rsid="00071597" officeooo:paragraph-rsid="00071597"/>
    </style:style>
    <style:style style:name="T1" style:family="text">
      <style:text-properties officeooo:rsid="0005fe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15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Nom: Comprar producto</text:p>
            <text:p text:style-name="P3">Id: CU-2</text:p>
          </table:table-cell>
        </table:table-row>
        <table:table-row>
          <table:table-cell table:style-name="Table1.A2" office:value-type="string">
            <text:p text:style-name="P1"><text:span text:style-name="T2">Descripció</text:span>:</text:p>
            <text:p text:style-name="P1">El cliente se dispone a apropiarse del producto deseado, para ello necesita que el empleado lo autorize mediante la recepción de un pago por el valor del producto.</text:p>
          </table:table-cell>
        </table:table-row>
        <table:table-row>
          <table:table-cell table:style-name="Table1.A2" office:value-type="string">
            <text:p text:style-name="P1"><text:span text:style-name="T2">Actores:</text:span> Cliente (iniciador), <text:s/>Empleado</text:p>
          </table:table-cell>
        </table:table-row>
        <table:table-row>
          <table:table-cell table:style-name="Table1.A2" office:value-type="string">
            <text:p text:style-name="P1"><text:span text:style-name="T2">Precondicions:</text:span> El cliente debe haber escogido un producto por el cual va a pagar.</text:p>
          </table:table-cell>
        </table:table-row>
        <table:table-row>
          <table:table-cell table:style-name="Table1.A2" office:value-type="string">
            <text:p text:style-name="P1"><text:span text:style-name="T2">Curs Normal:</text:span> </text:p>
            <text:p text:style-name="P1"><text:s text:c="4"/>1. En caso de haber más gente el cliente debe hacer cola para ser atendido en caja.</text:p>
            <text:p text:style-name="P1"><text:s text:c="4"/>2. El cliente se acerca a caja.</text:p>
            <text:p text:style-name="P1"><text:s text:c="4"/>3. El cliente pone sobre el mostrador el producto o productos a pagar.</text:p>
            <text:p text:style-name="P1"><text:s text:c="4"/>4. El empleado escanea el código de barras de cada producto y obtiene el precio a pagar por parte del cliente.</text:p>
            <text:p text:style-name="P1"><text:s text:c="4"/>5. El cliente realiza el pago.</text:p>
            <text:p text:style-name="P1"><text:s text:c="4"/><text:span text:style-name="T3">6. El sistema intenta completar el pago:</text:span></text:p>
            <text:p text:style-name="P1"><text:s text:c="12"/><text:span text:style-name="T3">a. Si NO SE ACEPTA</text:span></text:p>
            <text:p text:style-name="P4"><text:span text:style-name="T1"><text:s text:c="19"/></text:span><text:span text:style-name="T3">I. El usuario no se puede llevar producto(s).</text:span></text:p>
            <text:p text:style-name="P2"><text:s text:c="12"/><text:span text:style-name="T3">b. SI SE ACEPTA</text:span></text:p>
            <text:p text:style-name="P2"><text:s text:c="19"/><text:span text:style-name="T3">I. El usuario se lleva el producto</text:span></text:p>
            <text:p text:style-name="P2"><text:s text:c="19"/><text:span text:style-name="T3">J. el Sistema genera el recibo</text:span></text:p>
          </table:table-cell>
        </table:table-row>
        <table:table-row>
          <table:table-cell table:style-name="Table1.A2" office:value-type="string">
            <text:p text:style-name="P3">Postcondicions:</text:p>
            <text:p text:style-name="P5">Cap</text:p>
          </table:table-cell>
        </table:table-row>
        <table:table-row>
          <table:table-cell table:style-name="Table1.A2" office:value-type="string">
            <text:p text:style-name="P3">Alternatives:</text:p>
            <text:p text:style-name="P5">Ca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7:18:11.681538377</meta:creation-date>
    <dc:date>2020-11-13T18:05:36.672176027</dc:date>
    <meta:editing-duration>PT25M24S</meta:editing-duration>
    <meta:editing-cycles>1</meta:editing-cycles>
    <meta:document-statistic meta:table-count="1" meta:image-count="0" meta:object-count="0" meta:page-count="1" meta:paragraph-count="22" meta:word-count="159" meta:character-count="981" meta:non-whitespace-character-count="737"/>
    <meta:generator>LibreOffice/6.4.6.2$Linux_X86_64 LibreOffice_project/40$Build-2</meta:generator>
  </office:meta>
</office:document-meta>
</file>